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4.015cm"/>
    </style:style>
    <style:style style:name="co3" style:family="table-column">
      <style:table-column-properties fo:break-before="auto" style:column-width="11.76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1.048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ce3"/>
        <table:table-column table:style-name="co5" table:default-cell-style-name="ce2"/>
        <table:table-column table:style-name="co6" table:default-cell-style-name="ce2"/>
        <table:table-column table:style-name="co7" table:number-columns-repeated="1012" table:default-cell-style-name="Default"/>
        <table:table-row table:style-name="ro1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1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1">
          <table:table-cell office:value-type="string">
            <text:p>Application-x-k3b</text:p>
          </table:table-cell>
          <table:table-cell/>
          <table:table-cell office:value-type="string">
            <text:p>K3b project file MIME type icon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mimetypes</text:p>
          </table:table-cell>
          <table:table-cell table:number-columns-repeated="1012"/>
        </table:table-row>
        <table:table-row table:style-name="ro1">
          <table:table-cell office:value-type="string">
            <text:p>tools-rip-audio-cd (?)</text:p>
          </table:table-cell>
          <table:table-cell/>
          <table:table-cell office:value-type="string">
            <text:p>Ripping CD Audio disc into audio files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cd (?)</text:p>
          </table:table-cell>
          <table:table-cell/>
          <table:table-cell office:value-type="string">
            <text:p>Ripping VC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tools-rip-video-dvd (?)</text:p>
          </table:table-cell>
          <table:table-cell/>
          <table:table-cell office:value-type="string">
            <text:p>Ripping Video DVD disc into video files</text:p>
          </table:table-cell>
          <table:table-cell table:number-columns-repeated="8"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data-project (?)</text:p>
          </table:table-cell>
          <table:table-cell office:value-type="string">
            <text:p>media-optical-data</text:p>
          </table:table-cell>
          <table:table-cell office:value-type="string">
            <text:p>Create new data project (doesn't depend on media type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Continue-data-project (?)</text:p>
          </table:table-cell>
          <table:table-cell/>
          <table:table-cell office:value-type="string">
            <text:p>Continue a multisession data disc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actions</text:p>
          </table:table-cell>
          <table:table-cell table:number-columns-repeated="1012"/>
        </table:table-row>
        <table:table-row table:style-name="ro1">
          <table:table-cell office:value-type="string">
            <text:p>new-audio-cd-project (?)</text:p>
          </table:table-cell>
          <table:table-cell office:value-type="string">
            <text:p>media-optical-audio</text:p>
          </table:table-cell>
          <table:table-cell office:value-type="string">
            <text:p>Create Audi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mixed-cd-project (?)</text:p>
          </table:table-cell>
          <table:table-cell office:value-type="string">
            <text:p>media-optical-mixed-cd</text:p>
          </table:table-cell>
          <table:table-cell office:value-type="string">
            <text:p>Create mixed project (Audio CD + data)</text:p>
          </table:table-cell>
          <table:table-cell table:number-columns-repeated="4"/>
          <table:table-cell table:number-columns-repeated="3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cd-project (?)</text:p>
          </table:table-cell>
          <table:table-cell office:value-type="string">
            <text:p>media-optical-video</text:p>
          </table:table-cell>
          <table:table-cell office:value-type="string">
            <text:p>Create Video CD project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video-dvd-project (?)</text:p>
          </table:table-cell>
          <table:table-cell office:value-type="string">
            <text:p>media-optical-dvd-video</text:p>
          </table:table-cell>
          <table:table-cell office:value-type="string">
            <text:p>Create Video DVD project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new-emovix-project (?)</text:p>
          </table:table-cell>
          <table:table-cell office:value-type="string">
            <text:p>media-optical-cd-video</text:p>
          </table:table-cell>
          <table:table-cell office:value-type="string">
            <text:p>Create e-Movix distribution project (see <text:a xlink:href="http://movix.sourceforge.net/">http://movix.sourceforge.net/</text:a> for further informati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devices</text:p>
          </table:table-cell>
          <table:table-cell table:number-columns-repeated="1012"/>
        </table:table-row>
        <table:table-row table:style-name="ro1">
          <table:table-cell office:value-type="string">
            <text:p>k3bsetup</text:p>
          </table:table-cell>
          <table:table-cell office:value-type="string">
            <text:p>k3b</text:p>
          </table:table-cell>
          <table:table-cell office:value-type="string">
            <text:p>KCM module for setting permissions of writing devices and burning tools (currently uses k3b icon)</text:p>
          </table:table-cell>
          <table:table-cell table:number-columns-repeated="7" office:value-type="string">
            <text:p>x</text:p>
          </table:table-cell>
          <table:table-cell office:value-type="string">
            <text:p>done</text:p>
          </table:table-cell>
          <table:table-cell office:value-type="string">
            <text:p>apps</text:p>
          </table:table-cell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-12-2009</text:date>, <text:time>23:57:0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1T14:13:12</meta:creation-date>
    <meta:generator>OpenOffice.org/3.1$Linux OpenOffice.org_project/310m19$Build-9420</meta:generator>
    <dc:date>2009-12-06T23:57:08</dc:date>
    <meta:editing-duration>PT08H27M44S</meta:editing-duration>
    <meta:editing-cycles>12</meta:editing-cycles>
    <dc:creator>nuno pinheiro</dc:creator>
    <meta:document-statistic meta:table-count="3" meta:cell-count="108" meta:object-count="0"/>
  </office:meta>
</office:document-meta>
</file>